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start" style:justify-single-word="false"/>
      <style:text-properties style:font-name="Times New Roman" fo:font-size="2pt" fo:font-weight="bold" style:font-name-asian="Times New Roman1" style:font-size-asian="2pt" style:font-weight-asian="bold" style:font-name-complex="Times New Roman1" style:font-size-complex="2pt"/>
    </style:style>
    <style:style style:name="P5" style:family="paragraph" style:parent-style-name="Standard">
      <style:paragraph-properties fo:line-height="100%" fo:text-align="start" style:justify-single-word="false"/>
      <style:text-properties style:font-name="Times New Roman" fo:font-size="1pt" style:font-name-asian="Times New Roman1" style:font-size-asian="1pt" style:font-name-complex="Times New Roman1" style:font-size-complex="1pt"/>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start" style:justify-single-word="false"/>
      <style:text-properties style:font-name="Times New Roman" style:font-name-asian="Times New Roman1" style:font-name-complex="Times New Roman1"/>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0" style:family="paragraph" style:parent-style-name="Standard">
      <style:paragraph-properties fo:margin-left="0in" fo:margin-right="0in" fo:line-height="100%" fo:text-align="start" style:justify-single-word="false" fo:text-indent="0in" style:auto-text-indent="false"/>
      <style:text-properties style:font-name="Times New Roman" fo:font-size="2pt" fo:font-weight="bold" style:font-name-asian="Times New Roman1" style:font-size-asian="2pt" style:font-weight-asian="bold" style:font-name-complex="Times New Roman1" style:font-size-complex="2pt"/>
    </style:style>
    <style:style style:name="P11" style:family="paragraph" style:parent-style-name="Standard">
      <style:paragraph-properties fo:margin-left="0in" fo:margin-right="0in" fo:line-height="100%" fo:text-align="start" style:justify-single-word="false" fo:text-indent="0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3" style:family="paragraph" style:parent-style-name="Standard" style:list-style-name="WWNum1">
      <style:paragraph-properties fo:margin-left="0.5in" fo:margin-right="0in" fo:line-height="100%" fo:text-align="start" style:justify-single-word="false" fo:text-indent="-0.25in" style:auto-text-indent="false"/>
    </style:style>
    <style:style style:name="P14"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2">
      <style:paragraph-properties fo:margin-left="0.5in" fo:margin-right="0in" fo:margin-top="0in" fo:margin-bottom="0.111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2pt" style:font-size-asian="2pt" style:font-size-complex="2pt"/>
    </style:style>
    <style:style style:name="P17" style:family="paragraph" style:parent-style-name="Standard">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T1" style:family="text">
      <style:text-properties style:font-name="Times New Roman" fo:font-size="20pt" fo:font-weight="bold" style:font-name-asian="Times New Roman1" style:font-size-asian="20pt" style:font-weight-asian="bold" style:font-name-complex="Times New Roman1" style:font-size-complex="20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2pt" style:font-name-asian="Times New Roman1" style:font-size-asian="2pt" style:font-name-complex="Times New Roman1" style:font-size-complex="2pt"/>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style:text-underline-style="none" style:font-name-asian="Times New Roman1" style:font-name-complex="Times New Roman1"/>
    </style:style>
    <style:style style:name="T9" style:family="text">
      <style:text-properties fo:color="#1155cc"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normal" style:font-name-asian="Times New Roman1" style:font-size-asian="11pt" style:font-style-asian="normal" style:font-name-complex="Times New Roman1" style:font-size-complex="11pt"/>
    </style:style>
    <style:style style:name="T12" style:family="text">
      <style:text-properties style:font-name="Constantia" fo:font-size="7pt" style:font-name-asian="Constantia1" style:font-size-asian="7pt" style:font-name-complex="Constantia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AMAR WHITE</text:span></text:p>
      <text:p text:style-name="P6"><text:span text:style-name="T1">Title</text:span></text:p>
      <text:p text:style-name="P9"><text:span text:style-name="T2">City, State <text:s text:c="5"/>555-555-1234 <text:s text:c="4"/>lamarwhite@email.com <text:s text:c="12"/></text:span><text:a xlink:type="simple" xlink:href="http://linkedin.com/in/your-name-here" text:style-name="ListLabel_20_19" text:visited-style-name="ListLabel_20_19"><text:span text:style-name="T9">linkedin.com/in/your-name-here</text:span></text:a><text:span text:style-name="T4"> <text:s text:c="6"/>GitHubLink YourWebsiteLink</text:span></text:p>
      <text:p text:style-name="P7"/>
      <text:p text:style-name="P2"><text:span text:style-name="T4">Add a strong resume summary here that highlights what it is you do, the types of companies you’ve worked with, and why you’re great at your job. Include experience, specializations, and areas of interest, etc.</text:span></text:p>
      <text:p text:style-name="P4"/>
      <text:p text:style-name="P3"><text:span text:style-name="T3">- EDUCATION -</text:span></text:p>
      <text:p text:style-name="P1"><text:span text:style-name="T6">Diploma in Computer Science and Specialization</text:span><text:span text:style-name="T7"><text:tab/> <text:s text:c="12"/><text:tab/> <text:s text:c="28"/><text:tab/><text:tab/> <text:s text:c="5"/></text:span><text:span text:style-name="T4">Expected: mm/yyyy</text:span></text:p>
      <text:p text:style-name="P1"><text:span text:style-name="T7">Atlas School, Tulsa, OK<text:tab/><text:tab/><text:tab/><text:tab/><text:tab/><text:tab/><text:tab/> <text:s text:c="46"/></text:span><text:span text:style-name="T4"><text:s/>GPA: 3.0 or higher</text:span></text:p>
      <text:p text:style-name="P1"><text:span text:style-name="T4">A peer and project-based 20-month software engineering school in Tulsa, Oklahoma. The curriculum began with the fundamentals of software engineering, starting in C, and worked up to Full-Stack Web Development, covering Front-End and Back-End engineering. (example descriptions)</text:span></text:p>
      <text:p text:style-name="P4"/>
      <text:p text:style-name="P3"><text:span text:style-name="T3">- PROJECTS -</text:span></text:p>
      <text:p text:style-name="P3"><text:span text:style-name="T6">Title of the project</text:span><text:span text:style-name="T4">, Link to the project<text:tab/><text:tab/><text:tab/><text:tab/><text:tab/> <text:s text:c="37"/><text:tab/> <text:s text:c="4"/>mm/yyyy - mm/yyyy</text:span></text:p>
      <text:p text:style-name="P3"><text:span text:style-name="T7">Role you played in the project</text:span></text:p>
      <text:list xml:id="list131257969" text:style-name="WWNum1">
        <text:list-item>
          <text:p text:style-name="P12"><text:span text:style-name="T4">2-3 Bullets describing the progress and outcome</text:span></text:p>
        </text:list-item>
        <text:list-item>
          <text:p text:style-name="P13"><text:span text:style-name="T4">Include Tech Stacks utilized in your projects for ATS</text:span></text:p>
        </text:list-item>
      </text:list>
      <text:p text:style-name="P10"/>
      <text:p text:style-name="P11"><text:span text:style-name="T6">- SKILLS -</text:span></text:p>
      <text:p text:style-name="P3"><text:span text:style-name="T6">Languages</text:span><text:span text:style-name="T4">: (If you are Fullstack, add a frontend and backend section here)</text:span></text:p>
      <text:p text:style-name="P3"><text:span text:style-name="T6">Frameworks</text:span><text:span text:style-name="T4">:</text:span></text:p>
      <text:p text:style-name="P3"><text:span text:style-name="T6">Other</text:span><text:span text:style-name="T4">: (GitHub, project management tools/frameworks, troubleshooting, cybersecurity, anything that does not fall under the languages or frameworks)</text:span></text:p>
      <text:p text:style-name="P5"/>
      <text:p text:style-name="P3"><text:span text:style-name="T3">- RELATED EXPERIENCE -</text:span></text:p>
      <text:p text:style-name="P2"><text:span text:style-name="T7">Company Name, Location - Job Title <text:tab/><text:tab/><text:tab/><text:tab/><text:tab/> <text:s text:c="8"/><text:tab/> <text:s text:c="31"/></text:span><text:span text:style-name="T4">mm/yyyy - present</text:span></text:p>
      <text:list xml:id="list2601833820" text:style-name="WWNum2">
        <text:list-item>
          <text:p text:style-name="P14"><text:span text:style-name="T10">When writing your experience section for a management position, be sure to focus on the teams you managed and the outcomes they were able to achieve. </text:span></text:p>
        </text:list-item>
        <text:list-item>
          <text:p text:style-name="P15"><text:soft-page-break/><text:span text:style-name="T10">Tailor your resume by focusing on skills and accomplishments that relate to the job description rather than simply listing your day-to-day duties. </text:span></text:p>
        </text:list-item>
      </text:list>
      <text:p text:style-name="P16"/>
      <text:p text:style-name="P17">- <text:span text:style-name="T3">OTHER <text:s/>EXPERIENCE -</text:span></text:p>
      <text:p text:style-name="P2"><text:span text:style-name="T6">Company Name</text:span><text:span text:style-name="T7">, Location<text:tab/><text:tab/><text:tab/><text:tab/><text:tab/><text:tab/><text:tab/><text:tab/> <text:s text:c="14"/></text:span><text:span text:style-name="T4">mm/yyyy - mm/yyyy</text:span></text:p>
      <text:p text:style-name="P2"><text:span text:style-name="T7">Job Title</text:span></text:p>
      <text:p text:style-name="P2"><text:span text:style-name="T6">Company Name</text:span><text:span text:style-name="T7">, Location<text:tab/><text:tab/><text:tab/><text:tab/><text:tab/><text:tab/><text:tab/><text:tab/> <text:s text:c="9"/></text:span><text:span text:style-name="T4"><text:s text:c="5"/>mm/yyyy - mm/yyyy</text:span></text:p>
      <text:p text:style-name="P2"><text:span text:style-name="T7">Job Title<text:tab/><text:tab/><text:tab/><text:tab/> <text:s text:c="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1155cc" style:font-name="Times New Roman" fo:font-family="'Times New Roman'" style:font-family-generic="roman" style:font-pitch="variable" fo:font-size="12pt" fo:font-style="italic" style:text-underline-style="solid" style:text-underline-width="auto" style:text-underline-color="font-color"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255" meta:character-count="1948" meta:non-whitespace-character-count="1433"/>
    <meta:generator>LibreOfficeDev/6.0.5.2$Linux_X86_64 LibreOffice_project/</meta:generator>
  </office:meta>
</office:document-meta>
</file>